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hu1980</text:p>
          </table:table-cell>
          <table:table-cell office:value-type="string" calcext:value-type="string">
            <text:p>hututu</text:p>
          </table:table-cell>
          <table:table-cell office:value-type="string" calcext:value-type="string">
            <text:p>legendre</text:p>
          </table:table-cell>
          <table:table-cell office:value-type="string" calcext:value-type="string">
            <text:p>chebyshev</text:p>
          </table:table-cell>
          <table:table-cell office:value-type="string" calcext:value-type="string">
            <text:p>zernike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12.89" calcext:value-type="float">
            <text:p>12.89</text:p>
          </table:table-cell>
          <table:table-cell office:value-type="float" office:value="36.08" calcext:value-type="float">
            <text:p>36.08</text:p>
          </table:table-cell>
          <table:table-cell office:value-type="float" office:value="54.64" calcext:value-type="float">
            <text:p>54.64</text:p>
          </table:table-cell>
          <table:table-cell office:value-type="float" office:value="54.12" calcext:value-type="float">
            <text:p>54.12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string" calcext:value-type="string">
            <text:p>bs-out</text:p>
          </table:table-cell>
          <table:table-cell office:value-type="float" office:value="13.4" calcext:value-type="float">
            <text:p>13.4</text:p>
          </table:table-cell>
          <table:table-cell office:value-type="float" office:value="35.57" calcext:value-type="float">
            <text:p>35.57</text:p>
          </table:table-cell>
          <table:table-cell office:value-type="float" office:value="55.15" calcext:value-type="float">
            <text:p>55.15</text:p>
          </table:table-cell>
          <table:table-cell office:value-type="float" office:value="56.19" calcext:value-type="float">
            <text:p>56.19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string" calcext:value-type="string">
            <text:p>bs-out-d200</text:p>
          </table:table-cell>
          <table:table-cell office:value-type="float" office:value="9.79" calcext:value-type="float">
            <text:p>9.79</text:p>
          </table:table-cell>
          <table:table-cell office:value-type="float" office:value="31.44" calcext:value-type="float">
            <text:p>31.44</text:p>
          </table:table-cell>
          <table:table-cell office:value-type="float" office:value="51.55" calcext:value-type="float">
            <text:p>51.55</text:p>
          </table:table-cell>
          <table:table-cell office:value-type="float" office:value="52.06" calcext:value-type="float">
            <text:p>52.06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>
          <table:table-cell office:value-type="string" calcext:value-type="string">
            <text:p>bs-out-d200-c60</text:p>
          </table:table-cell>
          <table:table-cell office:value-type="float" office:value="26.29" calcext:value-type="float">
            <text:p>26.29</text:p>
          </table:table-cell>
          <table:table-cell office:value-type="float" office:value="55.67" calcext:value-type="float">
            <text:p>55.67</text:p>
          </table:table-cell>
          <table:table-cell office:value-type="float" office:value="58.25" calcext:value-type="float">
            <text:p>58.25</text:p>
          </table:table-cell>
          <table:table-cell office:value-type="float" office:value="54.64" calcext:value-type="float">
            <text:p>54.64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1">
          <table:table-cell office:value-type="string" calcext:value-type="string">
            <text:p>bs-out-d200-c70</text:p>
          </table:table-cell>
          <table:table-cell office:value-type="float" office:value="23.2" calcext:value-type="float">
            <text:p>23.2</text:p>
          </table:table-cell>
          <table:table-cell office:value-type="float" office:value="54.64" calcext:value-type="float">
            <text:p>54.64</text:p>
          </table:table-cell>
          <table:table-cell office:value-type="float" office:value="61.34" calcext:value-type="float">
            <text:p>61.34</text:p>
          </table:table-cell>
          <table:table-cell office:value-type="float" office:value="56.7" calcext:value-type="float">
            <text:p>56.7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office:value-type="string" calcext:value-type="string">
            <text:p>bs-out-d200-c80</text:p>
          </table:table-cell>
          <table:table-cell office:value-type="float" office:value="27.84" calcext:value-type="float">
            <text:p>27.84</text:p>
          </table:table-cell>
          <table:table-cell office:value-type="float" office:value="53.61" calcext:value-type="float">
            <text:p>53.61</text:p>
          </table:table-cell>
          <table:table-cell office:value-type="float" office:value="59.79" calcext:value-type="float">
            <text:p>59.79</text:p>
          </table:table-cell>
          <table:table-cell office:value-type="float" office:value="53.09" calcext:value-type="float">
            <text:p>53.09</text:p>
          </table:table-cell>
          <table:table-cell office:value-type="float" office:value="15.98" calcext:value-type="float">
            <text:p>15.98</text:p>
          </table:table-cell>
        </table:table-row>
        <table:table-row table:style-name="ro1">
          <table:table-cell office:value-type="string" calcext:value-type="string">
            <text:p>bs-out-d200-c60-icp</text:p>
          </table:table-cell>
          <table:table-cell office:value-type="float" office:value="26.29" calcext:value-type="float">
            <text:p>26.29</text:p>
          </table:table-cell>
          <table:table-cell office:value-type="float" office:value="56.7" calcext:value-type="float">
            <text:p>56.7</text:p>
          </table:table-cell>
          <table:table-cell office:value-type="float" office:value="82.47" calcext:value-type="float">
            <text:p>82.47</text:p>
          </table:table-cell>
          <table:table-cell office:value-type="float" office:value="56.7" calcext:value-type="float">
            <text:p>56.7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string" calcext:value-type="string">
            <text:p>bs-out-d200-c70-icp</text:p>
          </table:table-cell>
          <table:table-cell office:value-type="float" office:value="25.77" calcext:value-type="float">
            <text:p>25.77</text:p>
          </table:table-cell>
          <table:table-cell office:value-type="float" office:value="60.82" calcext:value-type="float">
            <text:p>60.82</text:p>
          </table:table-cell>
          <table:table-cell office:value-type="float" office:value="82.99" calcext:value-type="float">
            <text:p>82.99</text:p>
          </table:table-cell>
          <table:table-cell office:value-type="float" office:value="60.82" calcext:value-type="float">
            <text:p>60.82</text:p>
          </table:table-cell>
          <table:table-cell office:value-type="float" office:value="21.13" calcext:value-type="float">
            <text:p>21.13</text:p>
          </table:table-cell>
        </table:table-row>
        <table:table-row table:style-name="ro1">
          <table:table-cell office:value-type="string" calcext:value-type="string">
            <text:p>bs-out-d200-c80-icp</text:p>
          </table:table-cell>
          <table:table-cell office:value-type="float" office:value="27.32" calcext:value-type="float">
            <text:p>27.32</text:p>
          </table:table-cell>
          <table:table-cell office:value-type="float" office:value="57.73" calcext:value-type="float">
            <text:p>57.73</text:p>
          </table:table-cell>
          <table:table-cell office:value-type="float" office:value="83.51" calcext:value-type="float">
            <text:p>83.51</text:p>
          </table:table-cell>
          <table:table-cell office:value-type="float" office:value="57.73" calcext:value-type="float">
            <text:p>57.73</text:p>
          </table:table-cell>
          <table:table-cell office:value-type="float" office:value="24.23" calcext:value-type="float">
            <text:p>24.23</text:p>
          </table:table-cell>
        </table:table-row>
        <table:table-row table:style-name="ro1">
          <table:table-cell office:value-type="string" calcext:value-type="string">
            <text:p>bs-out-d225</text:p>
          </table:table-cell>
          <table:table-cell office:value-type="float" office:value="10.31" calcext:value-type="float">
            <text:p>10.31</text:p>
          </table:table-cell>
          <table:table-cell office:value-type="float" office:value="28.87" calcext:value-type="float">
            <text:p>28.87</text:p>
          </table:table-cell>
          <table:table-cell office:value-type="float" office:value="48.97" calcext:value-type="float">
            <text:p>48.97</text:p>
          </table:table-cell>
          <table:table-cell office:value-type="float" office:value="50" calcext:value-type="float">
            <text:p>50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string" calcext:value-type="string">
            <text:p>bs-out-d225-c60</text:p>
          </table:table-cell>
          <table:table-cell office:value-type="float" office:value="25.77" calcext:value-type="float">
            <text:p>25.77</text:p>
          </table:table-cell>
          <table:table-cell office:value-type="float" office:value="51.55" calcext:value-type="float">
            <text:p>51.55</text:p>
          </table:table-cell>
          <table:table-cell office:value-type="float" office:value="59.28" calcext:value-type="float">
            <text:p>59.28</text:p>
          </table:table-cell>
          <table:table-cell office:value-type="float" office:value="53.61" calcext:value-type="float">
            <text:p>53.61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bs-out-d225-c70</text:p>
          </table:table-cell>
          <table:table-cell office:value-type="float" office:value="25.26" calcext:value-type="float">
            <text:p>25.26</text:p>
          </table:table-cell>
          <table:table-cell office:value-type="float" office:value="51.03" calcext:value-type="float">
            <text:p>51.03</text:p>
          </table:table-cell>
          <table:table-cell office:value-type="float" office:value="57.73" calcext:value-type="float">
            <text:p>57.73</text:p>
          </table:table-cell>
          <table:table-cell office:value-type="float" office:value="53.61" calcext:value-type="float">
            <text:p>53.61</text:p>
          </table:table-cell>
          <table:table-cell office:value-type="float" office:value="18.56" calcext:value-type="float">
            <text:p>18.56</text:p>
          </table:table-cell>
        </table:table-row>
        <table:table-row table:style-name="ro1">
          <table:table-cell office:value-type="string" calcext:value-type="string">
            <text:p>bs-out-d225-c80</text:p>
          </table:table-cell>
          <table:table-cell office:value-type="float" office:value="27.84" calcext:value-type="float">
            <text:p>27.84</text:p>
          </table:table-cell>
          <table:table-cell office:value-type="float" office:value="47.42" calcext:value-type="float">
            <text:p>47.42</text:p>
          </table:table-cell>
          <table:table-cell office:value-type="float" office:value="56.7" calcext:value-type="float">
            <text:p>56.7</text:p>
          </table:table-cell>
          <table:table-cell office:value-type="float" office:value="48.97" calcext:value-type="float">
            <text:p>48.97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string" calcext:value-type="string">
            <text:p>bs-out-d225-c60-icp</text:p>
          </table:table-cell>
          <table:table-cell office:value-type="float" office:value="25.26" calcext:value-type="float">
            <text:p>25.26</text:p>
          </table:table-cell>
          <table:table-cell office:value-type="float" office:value="57.73" calcext:value-type="float">
            <text:p>57.73</text:p>
          </table:table-cell>
          <table:table-cell office:value-type="float" office:value="83.51" calcext:value-type="float">
            <text:p>83.51</text:p>
          </table:table-cell>
          <table:table-cell office:value-type="float" office:value="57.73" calcext:value-type="float">
            <text:p>57.73</text:p>
          </table:table-cell>
          <table:table-cell office:value-type="float" office:value="16.49" calcext:value-type="float">
            <text:p>16.49</text:p>
          </table:table-cell>
        </table:table-row>
        <table:table-row table:style-name="ro1">
          <table:table-cell office:value-type="string" calcext:value-type="string">
            <text:p>bs-out-d225-c70-icp</text:p>
          </table:table-cell>
          <table:table-cell office:value-type="float" office:value="24.23" calcext:value-type="float">
            <text:p>24.23</text:p>
          </table:table-cell>
          <table:table-cell office:value-type="float" office:value="57.22" calcext:value-type="float">
            <text:p>57.22</text:p>
          </table:table-cell>
          <table:table-cell office:value-type="float" office:value="81.96" calcext:value-type="float">
            <text:p>81.96</text:p>
          </table:table-cell>
          <table:table-cell office:value-type="float" office:value="57.22" calcext:value-type="float">
            <text:p>57.22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string" calcext:value-type="string">
            <text:p>bs-out-d225-c80-icp</text:p>
          </table:table-cell>
          <table:table-cell office:value-type="float" office:value="28.35" calcext:value-type="float">
            <text:p>28.35</text:p>
          </table:table-cell>
          <table:table-cell office:value-type="float" office:value="54.64" calcext:value-type="float">
            <text:p>54.64</text:p>
          </table:table-cell>
          <table:table-cell office:value-type="float" office:value="83.51" calcext:value-type="float">
            <text:p>83.51</text:p>
          </table:table-cell>
          <table:table-cell office:value-type="float" office:value="54.64" calcext:value-type="float">
            <text:p>54.64</text:p>
          </table:table-cell>
          <table:table-cell office:value-type="float" office:value="20.62" calcext:value-type="float">
            <text:p>20.62</text:p>
          </table:table-cell>
        </table:table-row>
      </table:table>
      <table:table table:name="chart" table:style-name="ta1">
        <table:shapes>
          <draw:frame draw:z-index="0" draw:style-name="gr1" draw:text-style-name="P1" svg:width="969.34pt" svg:height="597.26pt" svg:x="0.03pt" svg:y="0pt">
            <draw:object draw:notify-on-update-of-ranges="data.A2:data.A17 data.B1:data.B1 data.B2:data.B17 data.C1:data.C1 data.C2:data.C17 data.D1:data.D1 data.D2:data.D17 data.E1:data.E1 data.E2:data.E17 data.F1:data.F1 data.F2:data.F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00:34:23.055940152</dc:date>
    <meta:editing-duration>PT10M3S</meta:editing-duration>
    <meta:editing-cycles>5</meta:editing-cycles>
    <meta:generator>LibreOffice/6.0.6.2$Linux_X86_64 LibreOffice_project/00m0$Build-2</meta:generator>
    <meta:document-statistic meta:table-count="2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197cm" svg:height="21.071cm" xlink:href=".." xlink:type="simple" chart:class="chart:line" chart:style-name="ch1">
        <chart:title svg:x="10.03cm" svg:y="0.557cm" chart:style-name="ch2">
          <text:p>TAXA DE RECONHECIMENTO ENTRE OS DIFERENTES DATASETS</text:p>
        </chart:title>
        <chart:subtitle svg:x="13.059cm" svg:y="1.757cm" chart:style-name="ch3">
          <text:p>Comparação entre os momentos pesquisados</text:p>
        </chart:subtitle>
        <chart:legend chart:legend-position="top" svg:x="11.194cm" svg:y="2.625cm" style:legend-expansion="wide" chart:style-name="ch4"/>
        <chart:plot-area chart:style-name="ch5" table:cell-range-address="data.A1:data.F17" chart:data-source-has-labels="both" svg:x="1.694cm" svg:y="3.644cm" svg:width="31.82cm" svg:height="17.006cm">
          <chartooo:coordinate-region svg:x="2.315cm" svg:y="3.644cm" svg:width="31.059cm" svg:height="14.143cm"/>
          <chart:axis chart:dimension="x" chart:name="primary-x" chart:style-name="ch6" chartooo:axis-type="auto">
            <chartooo:date-scale/>
            <chart:categories table:cell-range-address="data.A2:data.A17"/>
            <chart:grid chart:style-name="ch7" chart:class="major"/>
          </chart:axis>
          <chart:axis chart:dimension="y" chart:name="primary-y" chart:style-name="ch6">
            <chart:title svg:x="0.451cm" svg:y="12.852cm" chart:style-name="ch8">
              <text:p>Taxa (%)</text:p>
            </chart:title>
            <chart:grid chart:style-name="ch7" chart:class="major"/>
          </chart:axis>
          <chart:series chart:style-name="ch9" chart:values-cell-range-address="data.B2:data.B17" chart:label-cell-address="data.B1:data.B1" chart:class="chart:line">
            <chart:data-point chart:repeated="16"/>
          </chart:series>
          <chart:series chart:style-name="ch10" chart:values-cell-range-address="data.C2:data.C17" chart:label-cell-address="data.C1:data.C1" chart:class="chart:line">
            <chart:data-point chart:repeated="16"/>
          </chart:series>
          <chart:series chart:style-name="ch11" chart:values-cell-range-address="data.D2:data.D17" chart:label-cell-address="data.D1:data.D1" chart:class="chart:line">
            <chart:data-point chart:repeated="16"/>
          </chart:series>
          <chart:series chart:style-name="ch12" chart:values-cell-range-address="data.E2:data.E17" chart:label-cell-address="data.E1:data.E1" chart:class="chart:line">
            <chart:data-point chart:repeated="16"/>
          </chart:series>
          <chart:series chart:style-name="ch13" chart:values-cell-range-address="data.F2:data.F17" chart:label-cell-address="data.F1:data.F1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1980</text:p>
                <draw:g>
                  <svg:desc>data.B1:data.B1</svg:desc>
                </draw:g>
              </table:table-cell>
              <table:table-cell office:value-type="string">
                <text:p>hututu</text:p>
                <draw:g>
                  <svg:desc>data.C1:data.C1</svg:desc>
                </draw:g>
              </table:table-cell>
              <table:table-cell office:value-type="string">
                <text:p>legendre</text:p>
                <draw:g>
                  <svg:desc>data.D1:data.D1</svg:desc>
                </draw:g>
              </table:table-cell>
              <table:table-cell office:value-type="string">
                <text:p>chebyshev</text:p>
                <draw:g>
                  <svg:desc>data.E1:data.E1</svg:desc>
                </draw:g>
              </table:table-cell>
              <table:table-cell office:value-type="string">
                <text:p>zernike</text:p>
                <draw:g>
                  <svg:desc>data.F1: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</text:p>
                <draw:g>
                  <svg:desc>data.A2:data.A17</svg:desc>
                </draw:g>
              </table:table-cell>
              <table:table-cell office:value-type="float" office:value="12.89">
                <text:p>12.89</text:p>
                <draw:g>
                  <svg:desc>data.B2:data.B17</svg:desc>
                </draw:g>
              </table:table-cell>
              <table:table-cell office:value-type="float" office:value="36.08">
                <text:p>36.08</text:p>
                <draw:g>
                  <svg:desc>data.C2:data.C17</svg:desc>
                </draw:g>
              </table:table-cell>
              <table:table-cell office:value-type="float" office:value="54.64">
                <text:p>54.64</text:p>
                <draw:g>
                  <svg:desc>data.D2:data.D17</svg:desc>
                </draw:g>
              </table:table-cell>
              <table:table-cell office:value-type="float" office:value="54.12">
                <text:p>54.12</text:p>
                <draw:g>
                  <svg:desc>data.E2:data.E17</svg:desc>
                </draw:g>
              </table:table-cell>
              <table:table-cell office:value-type="float" office:value="11.34">
                <text:p>11.34</text:p>
                <draw:g>
                  <svg:desc>data.F2:data.F17</svg:desc>
                </draw:g>
              </table:table-cell>
            </table:table-row>
            <table:table-row>
              <table:table-cell office:value-type="string">
                <text:p>bs-out</text:p>
              </table:table-cell>
              <table:table-cell office:value-type="float" office:value="13.4">
                <text:p>13.4</text:p>
              </table:table-cell>
              <table:table-cell office:value-type="float" office:value="35.57">
                <text:p>35.57</text:p>
              </table:table-cell>
              <table:table-cell office:value-type="float" office:value="55.15">
                <text:p>55.15</text:p>
              </table:table-cell>
              <table:table-cell office:value-type="float" office:value="56.19">
                <text:p>56.19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bs-out-d200</text:p>
              </table:table-cell>
              <table:table-cell office:value-type="float" office:value="9.79">
                <text:p>9.79</text:p>
              </table:table-cell>
              <table:table-cell office:value-type="float" office:value="31.44">
                <text:p>31.44</text:p>
              </table:table-cell>
              <table:table-cell office:value-type="float" office:value="51.55">
                <text:p>51.55</text:p>
              </table:table-cell>
              <table:table-cell office:value-type="float" office:value="52.06">
                <text:p>52.06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bs-out-d200-c60</text:p>
              </table:table-cell>
              <table:table-cell office:value-type="float" office:value="26.29">
                <text:p>26.29</text:p>
              </table:table-cell>
              <table:table-cell office:value-type="float" office:value="55.67">
                <text:p>55.67</text:p>
              </table:table-cell>
              <table:table-cell office:value-type="float" office:value="58.25">
                <text:p>58.25</text:p>
              </table:table-cell>
              <table:table-cell office:value-type="float" office:value="54.64">
                <text:p>54.64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bs-out-d200-c70</text:p>
              </table:table-cell>
              <table:table-cell office:value-type="float" office:value="23.2">
                <text:p>23.2</text:p>
              </table:table-cell>
              <table:table-cell office:value-type="float" office:value="54.64">
                <text:p>54.64</text:p>
              </table:table-cell>
              <table:table-cell office:value-type="float" office:value="61.34">
                <text:p>61.34</text:p>
              </table:table-cell>
              <table:table-cell office:value-type="float" office:value="56.7">
                <text:p>56.7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bs-out-d200-c80</text:p>
              </table:table-cell>
              <table:table-cell office:value-type="float" office:value="27.84">
                <text:p>27.84</text:p>
              </table:table-cell>
              <table:table-cell office:value-type="float" office:value="53.61">
                <text:p>53.61</text:p>
              </table:table-cell>
              <table:table-cell office:value-type="float" office:value="59.79">
                <text:p>59.79</text:p>
              </table:table-cell>
              <table:table-cell office:value-type="float" office:value="53.09">
                <text:p>53.09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bs-out-d200-c60-icp</text:p>
              </table:table-cell>
              <table:table-cell office:value-type="float" office:value="26.29">
                <text:p>26.29</text:p>
              </table:table-cell>
              <table:table-cell office:value-type="float" office:value="56.7">
                <text:p>56.7</text:p>
              </table:table-cell>
              <table:table-cell office:value-type="float" office:value="82.47">
                <text:p>82.47</text:p>
              </table:table-cell>
              <table:table-cell office:value-type="float" office:value="56.7">
                <text:p>56.7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bs-out-d200-c70-icp</text:p>
              </table:table-cell>
              <table:table-cell office:value-type="float" office:value="25.77">
                <text:p>25.77</text:p>
              </table:table-cell>
              <table:table-cell office:value-type="float" office:value="60.82">
                <text:p>60.82</text:p>
              </table:table-cell>
              <table:table-cell office:value-type="float" office:value="82.99">
                <text:p>82.99</text:p>
              </table:table-cell>
              <table:table-cell office:value-type="float" office:value="60.82">
                <text:p>60.82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bs-out-d200-c80-icp</text:p>
              </table:table-cell>
              <table:table-cell office:value-type="float" office:value="27.32">
                <text:p>27.32</text:p>
              </table:table-cell>
              <table:table-cell office:value-type="float" office:value="57.73">
                <text:p>57.73</text:p>
              </table:table-cell>
              <table:table-cell office:value-type="float" office:value="83.51">
                <text:p>83.51</text:p>
              </table:table-cell>
              <table:table-cell office:value-type="float" office:value="57.73">
                <text:p>57.73</text:p>
              </table:table-cell>
              <table:table-cell office:value-type="float" office:value="24.23">
                <text:p>24.23</text:p>
              </table:table-cell>
            </table:table-row>
            <table:table-row>
              <table:table-cell office:value-type="string">
                <text:p>bs-out-d225</text:p>
              </table:table-cell>
              <table:table-cell office:value-type="float" office:value="10.31">
                <text:p>10.31</text:p>
              </table:table-cell>
              <table:table-cell office:value-type="float" office:value="28.87">
                <text:p>28.87</text:p>
              </table:table-cell>
              <table:table-cell office:value-type="float" office:value="48.97">
                <text:p>48.97</text:p>
              </table:table-cell>
              <table:table-cell office:value-type="float" office:value="50">
                <text:p>50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bs-out-d225-c60</text:p>
              </table:table-cell>
              <table:table-cell office:value-type="float" office:value="25.77">
                <text:p>25.77</text:p>
              </table:table-cell>
              <table:table-cell office:value-type="float" office:value="51.55">
                <text:p>51.55</text:p>
              </table:table-cell>
              <table:table-cell office:value-type="float" office:value="59.28">
                <text:p>59.28</text:p>
              </table:table-cell>
              <table:table-cell office:value-type="float" office:value="53.61">
                <text:p>53.6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bs-out-d225-c70</text:p>
              </table:table-cell>
              <table:table-cell office:value-type="float" office:value="25.26">
                <text:p>25.26</text:p>
              </table:table-cell>
              <table:table-cell office:value-type="float" office:value="51.03">
                <text:p>51.03</text:p>
              </table:table-cell>
              <table:table-cell office:value-type="float" office:value="57.73">
                <text:p>57.73</text:p>
              </table:table-cell>
              <table:table-cell office:value-type="float" office:value="53.61">
                <text:p>53.61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string">
                <text:p>bs-out-d225-c80</text:p>
              </table:table-cell>
              <table:table-cell office:value-type="float" office:value="27.84">
                <text:p>27.84</text:p>
              </table:table-cell>
              <table:table-cell office:value-type="float" office:value="47.42">
                <text:p>47.42</text:p>
              </table:table-cell>
              <table:table-cell office:value-type="float" office:value="56.7">
                <text:p>56.7</text:p>
              </table:table-cell>
              <table:table-cell office:value-type="float" office:value="48.97">
                <text:p>48.97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bs-out-d225-c60-icp</text:p>
              </table:table-cell>
              <table:table-cell office:value-type="float" office:value="25.26">
                <text:p>25.26</text:p>
              </table:table-cell>
              <table:table-cell office:value-type="float" office:value="57.73">
                <text:p>57.73</text:p>
              </table:table-cell>
              <table:table-cell office:value-type="float" office:value="83.51">
                <text:p>83.51</text:p>
              </table:table-cell>
              <table:table-cell office:value-type="float" office:value="57.73">
                <text:p>57.73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string">
                <text:p>bs-out-d225-c70-icp</text:p>
              </table:table-cell>
              <table:table-cell office:value-type="float" office:value="24.23">
                <text:p>24.23</text:p>
              </table:table-cell>
              <table:table-cell office:value-type="float" office:value="57.22">
                <text:p>57.22</text:p>
              </table:table-cell>
              <table:table-cell office:value-type="float" office:value="81.96">
                <text:p>81.96</text:p>
              </table:table-cell>
              <table:table-cell office:value-type="float" office:value="57.22">
                <text:p>57.22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bs-out-d225-c80-icp</text:p>
              </table:table-cell>
              <table:table-cell office:value-type="float" office:value="28.35">
                <text:p>28.35</text:p>
              </table:table-cell>
              <table:table-cell office:value-type="float" office:value="54.64">
                <text:p>54.64</text:p>
              </table:table-cell>
              <table:table-cell office:value-type="float" office:value="83.51">
                <text:p>83.51</text:p>
              </table:table-cell>
              <table:table-cell office:value-type="float" office:value="54.64">
                <text:p>54.64</text:p>
              </table:table-cell>
              <table:table-cell office:value-type="float" office:value="20.62">
                <text:p>20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